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0.298cm" table:align="left"/>
    </style:style>
    <style:style style:name="Tabla2.A" style:family="table-column">
      <style:table-column-properties style:column-width="0.29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0.298cm" table:align="left"/>
    </style:style>
    <style:style style:name="Tabla4.A" style:family="table-column">
      <style:table-column-properties style:column-width="0.298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28a4" officeooo:paragraph-rsid="001228a4"/>
    </style:style>
    <style:style style:name="P2" style:family="paragraph" style:parent-style-name="Standard">
      <style:text-properties officeooo:rsid="0013611e" officeooo:paragraph-rsid="0013611e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Spinner: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bookmark text:name="LC1"/>Una aplicación que hagas una spinner de autores y sus fotos clickas y se salga una lista que te salgan sus libros, cuanto valen, fotos o tambien dentro de las listas un radiobutton si lo quieres con tapa blanda o tapa dura y un checkbox para saber si es para regalo o no .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bookmark text:name="LC2"/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<text:bookmark text:name="LC3"/>Una lista o un spinner con la semanas,meses,años y cuando le das salga otra lista con los días de la semana, los meses o año.(se pueden poner tambien con ciclos y le das y te salgan las asignaturas)*Una pantalla*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3"><text:bookmark text:name="LC4"/></text:p>
          </table:table-cell>
        </table:table-row>
      </table:table>
      <text:p text:style-name="P2"/>
      <text:p text:style-name="P1">Ejercicio de las arias:</text:p>
      <text:p text:style-name="P1">Consiste en un Spiner o una lista en la que seleccionas <text:s/>una figura. Seleccionado una figura se habra una segunda pantalla se mostrara el Area y se dibujara dicha figur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8:12:29.329641478</meta:creation-date>
    <dc:date>2019-11-06T08:36:47.363879504</dc:date>
    <meta:editing-duration>PT12M44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1" meta:paragraph-count="5" meta:word-count="129" meta:character-count="694" meta:non-whitespace-character-count="569"/>
  </office:meta>
</office:document-meta>
</file>